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d4913" officeooo:paragraph-rsid="000d4913"/>
    </style:style>
    <style:style style:name="P3" style:family="paragraph" style:parent-style-name="Standard">
      <style:text-properties fo:language="fr" fo:country="FR" officeooo:rsid="000ee02f" officeooo:paragraph-rsid="000ee02f"/>
    </style:style>
    <style:style style:name="P4" style:family="paragraph" style:parent-style-name="Standard">
      <style:text-properties fo:language="fr" fo:country="FR" officeooo:rsid="00108e9f" officeooo:paragraph-rsid="00108e9f"/>
    </style:style>
    <style:style style:name="P5" style:family="paragraph" style:parent-style-name="Standard">
      <style:text-properties fo:language="fr" fo:country="FR" officeooo:rsid="00108e9f" officeooo:paragraph-rsid="003a56c2"/>
    </style:style>
    <style:style style:name="P6" style:family="paragraph" style:parent-style-name="Standard">
      <style:text-properties fo:language="fr" fo:country="FR" officeooo:rsid="0010bf91" officeooo:paragraph-rsid="003a56c2"/>
    </style:style>
    <style:style style:name="P7" style:family="paragraph" style:parent-style-name="Standard">
      <style:text-properties fo:language="fr" fo:country="FR" officeooo:rsid="0010bf91" officeooo:paragraph-rsid="0010bf91"/>
    </style:style>
    <style:style style:name="P8" style:family="paragraph" style:parent-style-name="Standard">
      <style:text-properties fo:language="fr" fo:country="FR" officeooo:rsid="001212a7" officeooo:paragraph-rsid="001212a7"/>
    </style:style>
    <style:style style:name="P9" style:family="paragraph" style:parent-style-name="Standard">
      <style:text-properties fo:language="fr" fo:country="FR" officeooo:rsid="0013faa8" officeooo:paragraph-rsid="0013faa8"/>
    </style:style>
    <style:style style:name="P10" style:family="paragraph" style:parent-style-name="Standard">
      <style:text-properties fo:language="fr" fo:country="FR" officeooo:rsid="0014800e" officeooo:paragraph-rsid="0014800e"/>
    </style:style>
    <style:style style:name="P11" style:family="paragraph" style:parent-style-name="Standard">
      <style:text-properties fo:language="fr" fo:country="FR" officeooo:rsid="001491a3" officeooo:paragraph-rsid="001491a3"/>
    </style:style>
    <style:style style:name="P12" style:family="paragraph" style:parent-style-name="Standard">
      <style:text-properties fo:language="fr" fo:country="FR" officeooo:rsid="0017e91b" officeooo:paragraph-rsid="0017e91b"/>
    </style:style>
    <style:style style:name="P13" style:family="paragraph" style:parent-style-name="Standard">
      <style:text-properties fo:language="fr" fo:country="FR" officeooo:rsid="0017e91b" officeooo:paragraph-rsid="0052ba05"/>
    </style:style>
    <style:style style:name="P14" style:family="paragraph" style:parent-style-name="Standard">
      <style:text-properties fo:language="fr" fo:country="FR" fo:font-style="italic" officeooo:rsid="0017e91b" officeooo:paragraph-rsid="0017e91b" style:font-style-asian="italic" style:font-style-complex="italic"/>
    </style:style>
    <style:style style:name="P15" style:family="paragraph" style:parent-style-name="Standard">
      <style:text-properties fo:language="fr" fo:country="FR" officeooo:rsid="001d7779" officeooo:paragraph-rsid="001d7779"/>
    </style:style>
    <style:style style:name="P16" style:family="paragraph" style:parent-style-name="Standard">
      <style:text-properties fo:language="fr" fo:country="FR" officeooo:paragraph-rsid="00299fba"/>
    </style:style>
    <style:style style:name="P17" style:family="paragraph" style:parent-style-name="Standard">
      <style:text-properties fo:language="fr" fo:country="FR" officeooo:rsid="002c59d3" officeooo:paragraph-rsid="002c59d3"/>
    </style:style>
    <style:style style:name="P18" style:family="paragraph" style:parent-style-name="Standard">
      <style:text-properties officeooo:rsid="006a9686" officeooo:paragraph-rsid="006a9686"/>
    </style:style>
    <style:style style:name="P19" style:family="paragraph" style:parent-style-name="Standard">
      <style:text-properties officeooo:rsid="006b4c5c" officeooo:paragraph-rsid="006b4c5c"/>
    </style:style>
    <style:style style:name="P20" style:family="paragraph" style:parent-style-name="Standard">
      <style:text-properties officeooo:rsid="006d1d7a" officeooo:paragraph-rsid="006d1d7a"/>
    </style:style>
    <style:style style:name="P21" style:family="paragraph" style:parent-style-name="Standard">
      <style:text-properties officeooo:rsid="006d89d8" officeooo:paragraph-rsid="006d89d8"/>
    </style:style>
    <style:style style:name="P22" style:family="paragraph" style:parent-style-name="Standard">
      <style:paragraph-properties fo:margin-left="0.4925in" fo:margin-right="0in" fo:text-indent="0in" style:auto-text-indent="false"/>
      <style:text-properties fo:language="fr" fo:country="FR" fo:font-style="italic" officeooo:rsid="0017e91b" officeooo:paragraph-rsid="0052ba05" style:font-style-asian="italic" style:font-style-complex="italic"/>
    </style:style>
    <style:style style:name="P23" style:family="paragraph" style:parent-style-name="Text_20_body">
      <style:text-properties fo:language="fr" fo:country="FR" officeooo:rsid="0046ecf3" officeooo:paragraph-rsid="0046ecf3"/>
    </style:style>
    <style:style style:name="P24" style:family="paragraph" style:parent-style-name="Text_20_body">
      <style:text-properties fo:language="fr" fo:country="FR" officeooo:rsid="0057efe7" officeooo:paragraph-rsid="0057efe7"/>
    </style:style>
    <style:style style:name="P25" style:family="paragraph" style:parent-style-name="Text_20_body">
      <style:text-properties fo:language="fr" fo:country="FR" officeooo:rsid="00580d8a" officeooo:paragraph-rsid="00580d8a"/>
    </style:style>
    <style:style style:name="P26" style:family="paragraph" style:parent-style-name="Text_20_body">
      <style:text-properties fo:language="fr" fo:country="FR" officeooo:rsid="00580d8a" officeooo:paragraph-rsid="0066bb48"/>
    </style:style>
    <style:style style:name="P27" style:family="paragraph" style:parent-style-name="Text_20_body">
      <style:text-properties fo:language="fr" fo:country="FR" officeooo:rsid="005a6d62" officeooo:paragraph-rsid="005a6d62"/>
    </style:style>
    <style:style style:name="P28" style:family="paragraph" style:parent-style-name="Text_20_body">
      <style:text-properties fo:language="fr" fo:country="FR" officeooo:rsid="005bc87d" officeooo:paragraph-rsid="005bc87d"/>
    </style:style>
    <style:style style:name="P29" style:family="paragraph" style:parent-style-name="Text_20_body" style:list-style-name="L1">
      <style:text-properties fo:language="fr" fo:country="FR" officeooo:rsid="005bc87d" officeooo:paragraph-rsid="005bc87d"/>
    </style:style>
    <style:style style:name="P30" style:family="paragraph" style:parent-style-name="Text_20_body">
      <style:text-properties fo:language="fr" fo:country="FR" officeooo:rsid="005ac63b" officeooo:paragraph-rsid="005ac63b"/>
    </style:style>
    <style:style style:name="P31" style:family="paragraph" style:parent-style-name="Text_20_body">
      <style:text-properties fo:language="fr" fo:country="FR" officeooo:rsid="005eb4e4" officeooo:paragraph-rsid="005eb4e4"/>
    </style:style>
    <style:style style:name="P32" style:family="paragraph" style:parent-style-name="Text_20_body">
      <style:text-properties fo:language="fr" fo:country="FR" officeooo:rsid="00600201" officeooo:paragraph-rsid="00600201"/>
    </style:style>
    <style:style style:name="P33" style:family="paragraph" style:parent-style-name="Text_20_body">
      <style:text-properties fo:language="fr" fo:country="FR" officeooo:rsid="00605450" officeooo:paragraph-rsid="00605450"/>
    </style:style>
    <style:style style:name="P34" style:family="paragraph" style:parent-style-name="Text_20_body">
      <style:text-properties fo:language="fr" fo:country="FR" officeooo:rsid="005bfc5d" officeooo:paragraph-rsid="005bfc5d"/>
    </style:style>
    <style:style style:name="P35" style:family="paragraph" style:parent-style-name="Text_20_body">
      <style:text-properties officeooo:rsid="006887ae" officeooo:paragraph-rsid="006887ae"/>
    </style:style>
    <style:style style:name="P36" style:family="paragraph" style:parent-style-name="Text_20_body">
      <style:text-properties officeooo:rsid="006a9686" officeooo:paragraph-rsid="006a9686"/>
    </style:style>
    <style:style style:name="P37" style:family="paragraph" style:parent-style-name="Text_20_body" style:list-style-name="L2">
      <style:text-properties officeooo:paragraph-rsid="006a9686"/>
    </style:style>
    <style:style style:name="P38" style:family="paragraph" style:parent-style-name="Title">
      <style:text-properties fo:language="fr" fo:country="FR"/>
    </style:style>
    <style:style style:name="P39" style:family="paragraph" style:parent-style-name="Heading_20_1">
      <style:text-properties fo:language="fr" fo:country="FR"/>
    </style:style>
    <style:style style:name="P40" style:family="paragraph" style:parent-style-name="Heading_20_1">
      <style:text-properties fo:language="fr" fo:country="FR" officeooo:rsid="006887ae" officeooo:paragraph-rsid="006887ae"/>
    </style:style>
    <style:style style:name="P41" style:family="paragraph" style:parent-style-name="Heading_20_2">
      <style:text-properties fo:language="fr" fo:country="FR"/>
    </style:style>
    <style:style style:name="T1" style:family="text">
      <style:text-properties officeooo:rsid="0010bf91"/>
    </style:style>
    <style:style style:name="T2" style:family="text">
      <style:text-properties officeooo:rsid="00110f52"/>
    </style:style>
    <style:style style:name="T3" style:family="text">
      <style:text-properties officeooo:rsid="0013faa8"/>
    </style:style>
    <style:style style:name="T4" style:family="text">
      <style:text-properties officeooo:rsid="00157f46"/>
    </style:style>
    <style:style style:name="T5" style:family="text">
      <style:text-properties officeooo:rsid="0017e91b"/>
    </style:style>
    <style:style style:name="T6" style:family="text">
      <style:text-properties officeooo:rsid="001f39d5"/>
    </style:style>
    <style:style style:name="T7" style:family="text">
      <style:text-properties officeooo:rsid="0024774b"/>
    </style:style>
    <style:style style:name="T8" style:family="text">
      <style:text-properties officeooo:rsid="002f78ee"/>
    </style:style>
    <style:style style:name="T9" style:family="text">
      <style:text-properties officeooo:rsid="00336d89"/>
    </style:style>
    <style:style style:name="T10" style:family="text">
      <style:text-properties officeooo:rsid="00339eac"/>
    </style:style>
    <style:style style:name="T11" style:family="text">
      <style:text-properties officeooo:rsid="00347229"/>
    </style:style>
    <style:style style:name="T12" style:family="text">
      <style:text-properties officeooo:rsid="0036ccde"/>
    </style:style>
    <style:style style:name="T13" style:family="text">
      <style:text-properties officeooo:rsid="0043504a"/>
    </style:style>
    <style:style style:name="T14" style:family="text">
      <style:text-properties officeooo:rsid="0044e4f7"/>
    </style:style>
    <style:style style:name="T15" style:family="text">
      <style:text-properties officeooo:rsid="0047edf3"/>
    </style:style>
    <style:style style:name="T16" style:family="text">
      <style:text-properties officeooo:rsid="004d3c08"/>
    </style:style>
    <style:style style:name="T17" style:family="text">
      <style:text-properties officeooo:rsid="005180b7"/>
    </style:style>
    <style:style style:name="T18" style:family="text">
      <style:text-properties officeooo:rsid="0052ba05"/>
    </style:style>
    <style:style style:name="T19" style:family="text">
      <style:text-properties style:text-underline-style="solid" style:text-underline-width="auto" style:text-underline-color="font-color" officeooo:rsid="0052ba05"/>
    </style:style>
    <style:style style:name="T20" style:family="text">
      <style:text-properties officeooo:rsid="005360fa"/>
    </style:style>
    <style:style style:name="T21" style:family="text">
      <style:text-properties officeooo:rsid="0054652d"/>
    </style:style>
    <style:style style:name="T22" style:family="text">
      <style:text-properties officeooo:rsid="00575fd4"/>
    </style:style>
    <style:style style:name="T23" style:family="text">
      <style:text-properties officeooo:rsid="0057b65a"/>
    </style:style>
    <style:style style:name="T24" style:family="text">
      <style:text-properties officeooo:rsid="005a6d62"/>
    </style:style>
    <style:style style:name="T25" style:family="text">
      <style:text-properties officeooo:rsid="005c5912"/>
    </style:style>
    <style:style style:name="T26" style:family="text">
      <style:text-properties officeooo:rsid="005ed94f"/>
    </style:style>
    <style:style style:name="T27" style:family="text">
      <style:text-properties fo:language="fr" fo:country="FR"/>
    </style:style>
    <style:style style:name="T28" style:family="text">
      <style:text-properties fo:language="fr" fo:country="FR" officeooo:rsid="006887ae"/>
    </style:style>
    <style:style style:name="T29" style:family="text">
      <style:text-properties fo:language="fr" fo:country="FR" officeooo:rsid="006a9686"/>
    </style:style>
    <style:style style:name="T30" style:family="text">
      <style:text-properties fo:language="fr" fo:country="FR" officeooo:rsid="0066bb48"/>
    </style:style>
    <style:style style:name="T31" style:family="text">
      <style:text-properties fo:language="fr" fo:country="FR" officeooo:rsid="006d6dc8"/>
    </style:style>
    <style:style style:name="T32" style:family="text">
      <style:text-properties fo:language="fr" fo:country="FR" officeooo:rsid="006d89d8"/>
    </style:style>
    <style:style style:name="T33" style:family="text">
      <style:text-properties fo:language="fr" fo:country="FR" officeooo:rsid="006f5751"/>
    </style:style>
    <style:style style:name="T34" style:family="text">
      <style:text-properties officeooo:rsid="00635330"/>
    </style:style>
    <style:style style:name="T35" style:family="text">
      <style:text-properties officeooo:rsid="00644abc"/>
    </style:style>
    <style:style style:name="T36" style:family="text">
      <style:text-properties officeooo:rsid="0066bb48"/>
    </style:style>
    <style:style style:name="T37" style:family="text">
      <style:text-properties officeooo:rsid="006887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Le mystère des crayons volés</text:p>
      <text:p text:style-name="P2"/>
      <text:h text:style-name="P40" text:outline-level="1">Background</text:h>
      <text:h text:style-name="Heading_20_2" text:outline-level="2"><text:span text:style-name="T28">L</text:span><text:span text:style-name="T27">a dimension Alpha</text:span></text:h>
      <text:p text:style-name="P36"><text:span text:style-name="T27">La dimension Alpha est la première dimension dans laquelle les PJs vont être amenés à voyager. Cette dimension est peuplée d’êtres naïfs et gentils, mais très soupe au lait :</text:span></text:p>
      <text:list xml:id="list3867065278" text:style-name="L2">
        <text:list-item>
          <text:p text:style-name="P37"><text:span text:style-name="T29">Boldar est le royaume le plus important, comptant quelques milliers de personnes, et préoccupé par les arts et la beauté ; </text:span><text:span text:style-name="T32">ce royaume est sérieux, voire un peu triste ; les gens s’y habillent de couleurs pastel ;</text:span></text:p>
        </text:list-item>
        <text:list-item>
          <text:p text:style-name="P37"><text:span text:style-name="T29">Soduce est le royaume concurrent, </text:span><text:span text:style-name="T32">excentrique, </text:span><text:span text:style-name="T29">habité par des inventeurs farfelus et des magiciens peu performants </text:span><text:span text:style-name="T32">mais avides de tester toute sorte de sorts.</text:span></text:p>
        </text:list-item>
      </text:list>
      <text:p text:style-name="P18"><text:span text:style-name="T27">Cette dimension a été nommée « Alpha » par l’oncle Lucien, mais ses habitants l’appellent « Ici » (ce qui peut conduire à des situations cocasses).</text:span></text:p>
      <text:p text:style-name="P18"><text:span text:style-name="T27"/></text:p>
      <text:p text:style-name="P19"><text:span text:style-name="T27">Au moment du jeu, Boldar prépare une n-ième guerre punitive contre Soduce qui, avec ses machines, a entamé la beauté des Collines Vertes. Les guerres, dans </text:span><text:span text:style-name="T30">la dimension Alpha, sont assez surprenantes : il s’agit de construire des dirigeables et de jeter sur ses ennemis des litres de couleurs laides ou des excréments de Boniak, un herbivoire ressemblant à un buffle.</text:span></text:p>
      <text:p text:style-name="P19"><text:span text:style-name="T30"/></text:p>
      <text:p text:style-name="P20"><text:span text:style-name="T27">Les habitants de la dimension Alpha ont la taille d’un enfant de 11 ans quand ils sont adultes. Ce sont des « gens </text:span><text:span text:style-name="T31">d’Ici</text:span><text:span text:style-name="T27"> ». </text:span><text:span text:style-name="T32">Pour eux, chaque humain adulte est un géant qui fait peur et qui doit donc être emprisonné.</text:span></text:p>
      <text:p text:style-name="P20"><text:span text:style-name="T32"/></text:p>
      <text:p text:style-name="P21"><text:span text:style-name="T32">L</text:span><text:span text:style-name="T27">es PJs ne seront pas tellement inquiétés en raison de leur taille. </text:span><text:span text:style-name="T33">Cependant, s’il sont habillés </text:span></text:p>
      <text:h text:style-name="Heading_20_2" text:outline-level="2"><text:span text:style-name="T34">Rencontre avec l</text:span>es Broutons</text:h>
      <text:p text:style-name="P3">Les Broutons sont <text:span text:style-name="T37">une sorte</text:span> de <text:span text:style-name="T37">gnome</text:span> p<text:span text:style-name="T16">oilu</text:span>s de toutes les couleurs d’en moyenne 40 centimètres de hauteur. Quand leurs poils sont renvoyés vers l’arrière, ils ressemblent à de petits humains miniatures, <text:span text:style-name="T16">en plus trapus</text:span>.</text:p>
      <text:p text:style-name="P3"/>
      <text:p text:style-name="P3">Ils vivent dans un monde parallèle au nôtre que l’oncle Lucien a dénommé la “dimension Alpha.”.</text:p>
      <text:p text:style-name="P3"/>
      <text:p text:style-name="P4">Les Broutons exploitent une mine, proche de leur village “Castukie”. Cette mine est une source de couleurs pastel qui servent à la fois à la décoration des maisons et <text:span text:style-name="T9">comme condiment dans </text:span><text:s/>l’alimentation des <text:span text:style-name="T10">B</text:span>routons.</text:p>
      <text:p text:style-name="P4"/>
      <text:p text:style-name="P4">Un <text:span text:style-name="T11">mystérieux </text:span>événement a clos cette mine et l’a marqué du “sceau de Boldar”. Les Broutons ne peuvent enlever ce sceau par eux-mêmes : il leur faut un magicien interdimensionnel qualifié <text:span text:style-name="T12">(oncle Lucien est le seul à pouvoir réouvrir la mine)</text:span>.</text:p>
      <text:p text:style-name="P4"/>
      <text:p text:style-name="P5"><text:soft-page-break/>En l’absence de ressources provenant de la mine, les Broutons vont explorer les autres <text:span text:style-name="T1">dimensions à la recherche de couleurs. Ils en trouvent, par hasard, dans notre monde. Les couleurs qu’ils souhaitent trouver sont localisées dans les crayons de couleur des écoliers. Certaines couleurs ont de très fortes odeurs que nous, humains, ne sentons pas. Les Broutons utilisent leur flair pour repérer des paquets de crayons de couleur.</text:span></text:p>
      <text:p text:style-name="P5"/>
      <text:p text:style-name="P6">Aussi, la nuit, les Broutons organisent des expéditions pour voler les crayons de couleurs dans notre monde, d’abord dans les magasins ou les écoles, puis chez les écoliers.</text:p>
      <text:p text:style-name="P4"/>
      <text:p text:style-name="P7">Les Broutons ont une catactéristique <text:span text:style-name="T2">spéciale : quand ils s’assemblent (se montent dessus), ils peuvent prendre des formes différentes de leur forme initiale, par exemple un humain ou un cheval. Bien entendu, un petit coup dans cet assemblage fragile fera retomber tous les Broutons à terre et disparaître la forme créée. Ils retourneront à l’état de “boules de poils de couleur”.</text:span></text:p>
      <text:h text:style-name="Heading_20_2" text:outline-level="2">Synopsis</text:h>
      <text:p text:style-name="P8">Le scénario se déroule dans la ville dans laquelle sont scolarisés les personnages. <text:span text:style-name="T35">Les crayons de couleur vont progressivement tous disparaître de la ville des PJs, tout d’abord dans le collège puis dans les magasins</text:span></text:p>
      <text:h text:style-name="P39" text:outline-level="1">PJ</text:h>
      <text:p text:style-name="P1">Le nombre de PJ <text:span text:style-name="T3">dépend du nombre d’enfants disponibles. Idéalement, les PJ sont en début de collège (sinon, prévoir de légères adaptations).</text:span></text:p>
      <text:p text:style-name="P1"/>
      <text:p text:style-name="P9">Pour un jeu à seul enfant : prévoyez un/une amie <text:span text:style-name="T13">PNJ </text:span>qui pourra aider lors des scènes un peu difficiles.</text:p>
      <text:h text:style-name="P39" text:outline-level="1">PNJ</text:h>
      <text:p text:style-name="P10">Les PNJ sont très importants dans cette histoire. Les enfants ont tendance à s’attacher aux PNJ et ces derniers reviendront souvent dans les différentes aventures de D6 Dimension.</text:p>
      <text:p text:style-name="P10"/>
      <text:p text:style-name="P11">Les <text:span text:style-name="T17">caractéristiques des </text:span>PNJ sont décrits dans le tableur joint : “<text:span text:style-name="T4">PNJ.ods”</text:span></text:p>
      <text:p text:style-name="P11"/>
      <text:h text:style-name="P39" text:outline-level="1">PNJ importants</text:h>
      <text:h text:style-name="P41" text:outline-level="2">Mlle Camélia Laurier, <text:span text:style-name="T5">professeurs d’arts plastiques</text:span></text:h>
      <text:p text:style-name="P12">Camélia a toujours eu une sensibilité artistique. Elle en a fait son métier.</text:p>
      <text:p text:style-name="P12"/>
      <text:p text:style-name="P13">Au delà de sa sensibilité, Camélia a la capacité de voir au delà des choses, notamment les traces dimensionnelles que laissent les objets qui ont été en contact avec les autres dimensions<text:span text:style-name="T6"> (pouvoir : “Voir les traces interdimensionnelles”)</text:span>.</text:p>
      <text:p text:style-name="P13"/>
      <text:p text:style-name="P22"><text:span text:style-name="T19">Note</text:span><text:span text:style-name="T18"> : La trace dimensionnelle est une aura très légère et scientillante entourant les objets ou les portails. Lorsque l’on touche quelque chose d’une autre dimension, une lègère aura scientillante peut rester aussi sur les mains pendant un certain temps (1D heures).</text:span></text:p>
      <text:p text:style-name="P14"/>
      <text:p text:style-name="P12"><text:soft-page-break/>Camélia ne cherche rien d’autre que la connaissance. Elle est simple, douce et compréhensive, <text:span text:style-name="T20">et</text:span> est très attachée à défendre notre monde. <text:span text:style-name="T21">Si elle sent qu’une menace se concrétise, elle s’investira aux côté des PJs, même si cet investissement est parfois in peu affectif et désorganisé.</text:span></text:p>
      <text:p text:style-name="P12"/>
      <text:p text:style-name="P12">Il est possible qu’au fir et à mesure des aventures, elle développe une capacité à maîtriser les portails interdimensionnels.</text:p>
      <text:h text:style-name="P41" text:outline-level="2">M. Gontran Proton, professeur de physique</text:h>
      <text:p text:style-name="P15">M. Proton a découver<text:span text:style-name="T7">t</text:span> un <text:span text:style-name="T6">jour une ancienne clef sur le sol, devant la Basilique. Cette dernière brillait d’une aura scintillante (pouvoir : “Voir les traces interdimensionnelles”). A ce moment, M. Proton a aussi découvert le portail vers la dimension Alpha.</text:span></text:p>
      <text:p text:style-name="P15"/>
      <text:p text:style-name="P16"><text:span text:style-name="T22">Depuis, il lui arrive de voyager prudemment dans la dimension Alpha</text:span>. <text:span text:style-name="T23">Il n’est jamais allé très loin, mais a déjà vu les Broutons dans leur dimension.</text:span></text:p>
      <text:h text:style-name="P41" text:outline-level="2">Oncle Lucien, <text:span text:style-name="T14">magicien interdimensionnel expérimenté</text:span></text:h>
      <text:p text:style-name="P23">Oncle Lucien <text:span text:style-name="T15">a découvert la dimension Alpha par hasard. Il sait que d’autres dimensions sont accessibles depuis notre monde. Il en a d’ailleurs visité certaines.</text:span></text:p>
      <text:p text:style-name="P24">C’est un magicien interdimensionnel expérimenté et seul lui est capable d’enlever le sceau de Boldar sur la mine des Broutons.</text:p>
      <text:p text:style-name="P26">Oncle Lucien connaît bien mieux la dimension Alpha qu’il ne veut l’admettre. Il connaît aussi les Boldaréens et soupçonne que ces derniers préparent une nouvelle guerre contre leurs voisins les Soduciens.</text:p>
      <text:p text:style-name="P26"><text:span text:style-name="T36">Les guerres dans la dimension Alpha sont assez surprenantes : il s’agit de construire des dirigeables et de jeter sur ses ennemis des litres de couleurs laides ou des excréments de Boniak, un herbivoire ressemblant à un buffle.</text:span></text:p>
      <text:p text:style-name="P25"/>
      <text:h text:style-name="P39" text:outline-level="1">La dimension Alpha</text:h>
      <text:p text:style-name="P17">L’oncle Lucien a nommé l’autre monde “dimension Alpha”. Cette dimension a l’air d’une dimension médiévale fantastique pour les enfants. Les autres dimensions sont pour le moment inconnues.</text:p>
      <text:h text:style-name="P39" text:outline-level="1">Pouvoirs spéciaux</text:h>
      <text:h text:style-name="P41" text:outline-level="2">Voir les traces interdimensionnelles</text:h>
      <text:p text:style-name="P17">Tout ce qui a été en contact avec la <text:span text:style-name="T8">dimension Alpha laisse une trace dans notre monde. Cette trace est une aura scintillante autour de l’objet considéré. Seules les personnes ayant la compétence “Voir les traces dimensionnelles” peuvent voir ces traces.</text:span></text:p>
      <text:h text:style-name="Heading_20_2" text:outline-level="2"><text:soft-page-break/>Visions interdimensionnelles</text:h>
      <text:p text:style-name="P35">Certaines personnes comme Camélia Laurier ont parfois des visions de ce qui se passe dans une autre dimension. Ces visions sont provoquées par une sensibilité aux portails proches.</text:p>
      <text:p text:style-name="P35">Ces visions sont généralement des rêves nocturnes mais peuvent aussi être des rêves éveillés.</text:p>
      <text:p text:style-name="P35"/>
      <text:h text:style-name="P41" text:outline-level="2">Ouvrir/fermer un portail dimensionnel</text:h>
      <text:p text:style-name="P27">Ce pouvoir permet d’ouvrir et de fermer un portail dimensionnel existant.</text:p>
      <text:p text:style-name="P28">Il y a deux façons de passer au travers un portail :</text:p>
      <text:list xml:id="list3051572481" text:style-name="L1">
        <text:list-item>
          <text:p text:style-name="P29">Toucher<text:span text:style-name="T24"> celui qui a le pouvoir d’ouvrir le portail ;</text:span></text:p>
        </text:list-item>
        <text:list-item>
          <text:p text:style-name="P29">Utiliser une clef enchantée pour passer au travers du portail ; les accompagnants doivent toucher le porteur de la clef pour pouvoir passer eux-aussi.</text:p>
        </text:list-item>
      </text:list>
      <text:p text:style-name="P28">L<text:span text:style-name="T24">es Broutons doivent absolument passer le portail en groupe avec Géralme, leur magicien, </text:span>car ce dernier ne sait pas comment <text:span text:style-name="T37">fabriquer</text:span> des clefs. Cela signifie que les Broutons sont incapables de rentrer chez eux sans Géralme, à mois que quelqu’un possédant la clef, ne les fasse passer.</text:p>
      <text:p text:style-name="P30">Un portail dimensionnel est toujours à double sens. <text:span text:style-name="T25">Un portail dimensionnel va toujours au même endroit. Un portail dimensionnel peut être scellé par des sceaux (comme le sceau de Boldar ou le sceau de Soduce).</text:span></text:p>
      <text:p text:style-name="P31">L’oncle Lucien aimerait bien savoir créer des sceaux <text:span text:style-name="T26">pour pouvoir rendre plus difficile l’accès à notre dimension au travers de portails existants.</text:span></text:p>
      <text:p text:style-name="P32">On ne sait pas combien de portails sont actifs entre notre monde et les autres dimensions.</text:p>
      <text:p text:style-name="P33">Note : certains portails ont un “effet temporel”.</text:p>
      <text:h text:style-name="P41" text:outline-level="2">Créer un portail</text:h>
      <text:p text:style-name="P34">Ce sort est déjà beaucoup plus complexe que les autres. <text:span text:style-name="T25">Créer un portail requiert un long cérémonial et un certain nombre d’ingrédients particliers qui ne seront pas détaillés ici.</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4:09:32.972727686</meta:creation-date>
    <dc:date>2020-04-15T22:18:27.185113790</dc:date>
    <meta:editing-duration>PT14H57M10S</meta:editing-duration>
    <meta:editing-cycles>98</meta:editing-cycles>
    <meta:generator>LibreOffice/6.1.5.2$Linux_X86_64 LibreOffice_project/10$Build-2</meta:generator>
    <meta:document-statistic meta:table-count="0" meta:image-count="0" meta:object-count="0" meta:page-count="4" meta:paragraph-count="61" meta:word-count="1374" meta:character-count="8442" meta:non-whitespace-character-count="7115"/>
  </office:meta>
</office:document-meta>
</file>